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5034" calcext:value-type="float">
            <text:p>10115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5628" calcext:value-type="float">
            <text:p>101156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5173" calcext:value-type="float">
            <text:p>1011517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4461" calcext:value-type="float">
            <text:p>101144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4464" calcext:value-type="float">
            <text:p>101144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6232" calcext:value-type="float">
            <text:p>30306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06204" calcext:value-type="float">
            <text:p>30306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06227" calcext:value-type="float">
            <text:p>303062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_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eck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7:50:11.107350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7:21:06.434862415</meta:creation-date>
    <dc:date>2017-09-26T17:40:31.156280319</dc:date>
    <meta:editing-duration>PT9M14S</meta:editing-duration>
    <meta:editing-cycles>2</meta:editing-cycles>
    <meta:generator>LibreOffice/5.1.6.2$Linux_X86_64 LibreOffice_project/10m0$Build-2</meta:generator>
    <meta:document-statistic meta:table-count="1" meta:cell-count="132" meta:object-count="0"/>
  </office:meta>
</office:document-meta>
</file>